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1744in"/>
    </style:style>
    <style:style style:name="co7" style:family="table-column">
      <style:table-column-properties fo:break-before="auto" style:column-width="0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1" table:default-cell-style-name="Default"/>
        <table:table-column table:style-name="co4" table:default-cell-style-name="Default"/>
        <table:table-column table:style-name="co3" table:default-cell-style-name="ce3"/>
        <table:table-column table:style-name="co1" table:default-cell-style-name="Default"/>
        <table:table-column table:style-name="co6" table:default-cell-style-name="Default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loop</text:p>
          </table:table-cell>
          <table:table-cell office:value-type="string">
            <text:p>[ei] * A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dec b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p nz,loop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dec c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p nz,loop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A</text:p>
          </table:table-cell>
          <table:table-cell office:value-type="string">
            <text:p>Initial C</text:p>
          </table:table-cell>
          <table:table-cell office:value-type="string">
            <text:p>total cycles</text:p>
          </table:table-cell>
          <table:table-cell/>
          <table:table-cell office:value-type="string">
            <text:p>E6-timer</text:p>
          </table:table-cell>
          <table:table-cell table:number-columns-repeated="2"/>
          <table:table-cell office:value-type="string">
            <text:p>openMSX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real turbor</text:p>
          </table:table-cell>
          <table:table-cell table:number-columns-repeated="2"/>
          <table:table-cell table:style-name="Default" office:value-type="string">
            <text:p>rev 11597</text:p>
          </table:table-cell>
          <table:table-cell table:number-columns-repeated="2"/>
          <table:table-cell office:value-type="string">
            <text:p>no refresh after EI</text:p>
          </table:table-cell>
          <table:table-cell table:number-columns-repeated="2"/>
          <table:table-cell table:style-name="ce3" office:value-type="string">
            <text:p>don't reset counter, but subtract</text:p>
          </table:table-cell>
          <table:table-cell table:number-columns-repeated="2"/>
          <table:table-cell office:value-type="string">
            <text:p>220/2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(([.A9]+6)*256+6)*[.B9]" office:value-type="float" office:value="394752">
            <text:p>394752</text:p>
          </table:table-cell>
          <table:table-cell/>
          <table:table-cell office:value-type="string">
            <text:p>3e4b</text:p>
          </table:table-cell>
          <table:table-cell table:formula="of:=[.C9]/(28*HEX2DEC([.E9]))" office:value-type="float" office:value="0.884071343468095">
            <text:p>0.884071343468095</text:p>
          </table:table-cell>
          <table:table-cell/>
          <table:table-cell office:value-type="string">
            <text:p>3eb3</text:p>
          </table:table-cell>
          <table:table-cell table:formula="of:=[.C9]/(28*HEX2DEC([.H9]))" office:value-type="float" office:value="0.878343138389241">
            <text:p>0.878343138389241</text:p>
          </table:table-cell>
          <table:table-cell/>
          <table:table-cell office:value-type="string">
            <text:p>3eb3</text:p>
          </table:table-cell>
          <table:table-cell table:formula="of:=[.C9]/(28*HEX2DEC([.K9]))" office:value-type="float" office:value="0.878343138389241">
            <text:p>0.878343138389241</text:p>
          </table:table-cell>
          <table:table-cell/>
          <table:table-cell office:value-type="string">
            <text:p>3ec7</text:p>
          </table:table-cell>
          <table:table-cell table:formula="of:=[.C9]/(28*HEX2DEC([.N9]))" office:value-type="float" office:value="0.8772500600016">
            <text:p>0.8772500600016</text:p>
          </table:table-cell>
          <table:table-cell/>
          <table:table-cell office:value-type="string">
            <text:p>3dcc</text:p>
          </table:table-cell>
          <table:table-cell table:formula="of:=[.C9]/(28*HEX2DEC([.Q9]))" office:value-type="float" office:value="0.89116850279935">
            <text:p>0.891168502799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(([.A10]+6)*256+6)*[.B10]" office:value-type="float" office:value="460288">
            <text:p>460288</text:p>
          </table:table-cell>
          <table:table-cell/>
          <table:table-cell office:value-type="float" office:value="4915">
            <text:p>4915</text:p>
          </table:table-cell>
          <table:table-cell table:formula="of:=[.C10]/(28*HEX2DEC([.E10]))" office:value-type="float" office:value="0.878660384994235">
            <text:p>0.878660384994235</text:p>
          </table:table-cell>
          <table:table-cell/>
          <table:table-cell office:value-type="float" office:value="4924">
            <text:p>4924</text:p>
          </table:table-cell>
          <table:table-cell table:formula="of:=[.C10]/(28*HEX2DEC([.H10]))" office:value-type="float" office:value="0.877956480605487">
            <text:p>0.877956480605487</text:p>
          </table:table-cell>
          <table:table-cell/>
          <table:table-cell office:value-type="float" office:value="4922">
            <text:p>4922</text:p>
          </table:table-cell>
          <table:table-cell table:formula="of:=[.C10]/(28*HEX2DEC([.K10]))" office:value-type="float" office:value="0.878050269354617">
            <text:p>0.878050269354617</text:p>
          </table:table-cell>
          <table:table-cell/>
          <table:table-cell office:value-type="float" office:value="4935">
            <text:p>4935</text:p>
          </table:table-cell>
          <table:table-cell table:formula="of:=[.C10]/(28*HEX2DEC([.N10]))" office:value-type="float" office:value="0.877160084459588">
            <text:p>0.877160084459588</text:p>
          </table:table-cell>
          <table:table-cell/>
          <table:table-cell office:value-type="float" office:value="4813">
            <text:p>4813</text:p>
          </table:table-cell>
          <table:table-cell table:formula="of:=[.C10]/(28*HEX2DEC([.Q10]))" office:value-type="float" office:value="0.89094667729972">
            <text:p>0.8909466772997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(([.A11]+6)*256+6)*[.B11]" office:value-type="float" office:value="525824">
            <text:p>525824</text:p>
          </table:table-cell>
          <table:table-cell/>
          <table:table-cell office:value-type="float" office:value="5396">
            <text:p>5396</text:p>
          </table:table-cell>
          <table:table-cell table:formula="of:=[.C11]/(28*HEX2DEC([.E11]))" office:value-type="float" office:value="0.877625412254817">
            <text:p>0.877625412254817</text:p>
          </table:table-cell>
          <table:table-cell/>
          <table:table-cell office:value-type="string">
            <text:p>53a5</text:p>
          </table:table-cell>
          <table:table-cell table:formula="of:=[.C11]/(28*HEX2DEC([.H11]))" office:value-type="float" office:value="0.877010627722812">
            <text:p>0.877010627722812</text:p>
          </table:table-cell>
          <table:table-cell/>
          <table:table-cell office:value-type="string">
            <text:p>53a5</text:p>
          </table:table-cell>
          <table:table-cell table:formula="of:=[.C11]/(28*HEX2DEC([.K11]))" office:value-type="float" office:value="0.877010627722812">
            <text:p>0.877010627722812</text:p>
          </table:table-cell>
          <table:table-cell/>
          <table:table-cell office:value-type="string">
            <text:p>53a5</text:p>
          </table:table-cell>
          <table:table-cell table:formula="of:=[.C11]/(28*HEX2DEC([.N11]))" office:value-type="float" office:value="0.877010627722812">
            <text:p>0.877010627722812</text:p>
          </table:table-cell>
          <table:table-cell/>
          <table:table-cell office:value-type="float" office:value="5258">
            <text:p>5258</text:p>
          </table:table-cell>
          <table:table-cell table:formula="of:=[.C11]/(28*HEX2DEC([.Q11]))" office:value-type="float" office:value="0.89086473298997">
            <text:p>0.8908647329899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(([.A12]+6)*256+6)*[.B12]" office:value-type="float" office:value="591360">
            <text:p>591360</text:p>
          </table:table-cell>
          <table:table-cell/>
          <table:table-cell office:value-type="string">
            <text:p>5dd7</text:p>
          </table:table-cell>
          <table:table-cell table:formula="of:=[.C12]/(28*HEX2DEC([.E12]))" office:value-type="float" office:value="0.879157474087333">
            <text:p>0.879157474087333</text:p>
          </table:table-cell>
          <table:table-cell/>
          <table:table-cell office:value-type="string">
            <text:p>5e0c</text:p>
          </table:table-cell>
          <table:table-cell table:formula="of:=[.C12]/(28*HEX2DEC([.H12]))" office:value-type="float" office:value="0.877222129921914">
            <text:p>0.877222129921914</text:p>
          </table:table-cell>
          <table:table-cell/>
          <table:table-cell office:value-type="string">
            <text:p>5e0d</text:p>
          </table:table-cell>
          <table:table-cell table:formula="of:=[.C12]/(28*HEX2DEC([.K12]))" office:value-type="float" office:value="0.877185695892345">
            <text:p>0.877185695892345</text:p>
          </table:table-cell>
          <table:table-cell/>
          <table:table-cell office:value-type="string">
            <text:p>5e13</text:p>
          </table:table-cell>
          <table:table-cell table:formula="of:=[.C12]/(28*HEX2DEC([.N12]))" office:value-type="float" office:value="0.876967155254744">
            <text:p>0.876967155254744</text:p>
          </table:table-cell>
          <table:table-cell/>
          <table:table-cell office:value-type="string">
            <text:p>5c9e</text:p>
          </table:table-cell>
          <table:table-cell table:formula="of:=[.C12]/(28*HEX2DEC([.Q12]))" office:value-type="float" office:value="0.890763390974272">
            <text:p>0.89076339097427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(([.A13]+6)*256+6)*[.B13]" office:value-type="float" office:value="656896">
            <text:p>656896</text:p>
          </table:table-cell>
          <table:table-cell/>
          <table:table-cell office:value-type="float" office:value="6863">
            <text:p>6863</text:p>
          </table:table-cell>
          <table:table-cell table:formula="of:=[.C13]/(28*HEX2DEC([.E13]))" office:value-type="float" office:value="0.877916829269597">
            <text:p>0.877916829269597</text:p>
          </table:table-cell>
          <table:table-cell/>
          <table:table-cell office:value-type="string">
            <text:p>687c</text:p>
          </table:table-cell>
          <table:table-cell table:formula="of:=[.C13]/(28*HEX2DEC([.H13]))" office:value-type="float" office:value="0.877096284902476">
            <text:p>0.877096284902476</text:p>
          </table:table-cell>
          <table:table-cell/>
          <table:table-cell office:value-type="float" office:value="6872">
            <text:p>6872</text:p>
          </table:table-cell>
          <table:table-cell table:formula="of:=[.C13]/(28*HEX2DEC([.K13]))" office:value-type="float" office:value="0.877424318519389">
            <text:p>0.877424318519389</text:p>
          </table:table-cell>
          <table:table-cell/>
          <table:table-cell office:value-type="string">
            <text:p>6882</text:p>
          </table:table-cell>
          <table:table-cell table:formula="of:=[.C13]/(28*HEX2DEC([.N13]))" office:value-type="float" office:value="0.876899582438941">
            <text:p>0.876899582438941</text:p>
          </table:table-cell>
          <table:table-cell/>
          <table:table-cell office:value-type="string">
            <text:p>66e5</text:p>
          </table:table-cell>
          <table:table-cell table:formula="of:=[.C13]/(28*HEX2DEC([.Q13]))" office:value-type="float" office:value="0.890648473048534">
            <text:p>0.89064847304853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(([.A14]+6)*256+6)*[.B14]" office:value-type="float" office:value="722432">
            <text:p>722432</text:p>
          </table:table-cell>
          <table:table-cell/>
          <table:table-cell office:value-type="float" office:value="7291">
            <text:p>7291</text:p>
          </table:table-cell>
          <table:table-cell table:formula="of:=[.C14]/(28*HEX2DEC([.E14]))" office:value-type="float" office:value="0.879714373389575">
            <text:p>0.879714373389575</text:p>
          </table:table-cell>
          <table:table-cell/>
          <table:table-cell office:value-type="string">
            <text:p>72c1</text:p>
          </table:table-cell>
          <table:table-cell table:formula="of:=[.C14]/(28*HEX2DEC([.H14]))" office:value-type="float" office:value="0.878276980533848">
            <text:p>0.878276980533848</text:p>
          </table:table-cell>
          <table:table-cell/>
          <table:table-cell office:value-type="string">
            <text:p>72ba</text:p>
          </table:table-cell>
          <table:table-cell table:formula="of:=[.C14]/(28*HEX2DEC([.K14]))" office:value-type="float" office:value="0.878486307699791">
            <text:p>0.878486307699791</text:p>
          </table:table-cell>
          <table:table-cell/>
          <table:table-cell office:value-type="string">
            <text:p>72f3</text:p>
          </table:table-cell>
          <table:table-cell table:formula="of:=[.C14]/(28*HEX2DEC([.N14]))" office:value-type="float" office:value="0.87678468267723">
            <text:p>0.87678468267723</text:p>
          </table:table-cell>
          <table:table-cell/>
          <table:table-cell office:value-type="string">
            <text:p>712a</text:p>
          </table:table-cell>
          <table:table-cell table:formula="of:=[.C14]/(28*HEX2DEC([.Q14]))" office:value-type="float" office:value="0.890615908082252">
            <text:p>0.89061590808225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(([.A15]+6)*256+6)*[.B15]" office:value-type="float" office:value="1050112">
            <text:p>1050112</text:p>
          </table:table-cell>
          <table:table-cell/>
          <table:table-cell office:value-type="string">
            <text:p>a708</text:p>
          </table:table-cell>
          <table:table-cell table:formula="of:=[.C15]/(28*HEX2DEC([.E15]))" office:value-type="float" office:value="0.877081384471469">
            <text:p>0.877081384471469</text:p>
          </table:table-cell>
          <table:table-cell/>
          <table:table-cell office:value-type="string">
            <text:p>a720</text:p>
          </table:table-cell>
          <table:table-cell table:formula="of:=[.C15]/(28*HEX2DEC([.H15]))" office:value-type="float" office:value="0.87658937920718">
            <text:p>0.87658937920718</text:p>
          </table:table-cell>
          <table:table-cell/>
          <table:table-cell office:value-type="string">
            <text:p>a652</text:p>
          </table:table-cell>
          <table:table-cell table:formula="of:=[.C15]/(28*HEX2DEC([.K15]))" office:value-type="float" office:value="0.880830475832589">
            <text:p>0.880830475832589</text:p>
          </table:table-cell>
          <table:table-cell/>
          <table:table-cell office:value-type="string">
            <text:p>a71f</text:p>
          </table:table-cell>
          <table:table-cell table:formula="of:=[.C15]/(28*HEX2DEC([.N15]))" office:value-type="float" office:value="0.876609868405675">
            <text:p>0.876609868405675</text:p>
          </table:table-cell>
          <table:table-cell/>
          <table:table-cell office:value-type="string">
            <text:p>a486</text:p>
          </table:table-cell>
          <table:table-cell table:formula="of:=[.C15]/(28*HEX2DEC([.Q15]))" office:value-type="float" office:value="0.890450638681799">
            <text:p>0.89045063868179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(([.A16]+6)*256+6)*[.B16]" office:value-type="float" office:value="1377792">
            <text:p>1377792</text:p>
          </table:table-cell>
          <table:table-cell/>
          <table:table-cell office:value-type="string">
            <text:p>da7b</text:p>
          </table:table-cell>
          <table:table-cell table:formula="of:=[.C16]/(28*HEX2DEC([.E16]))" office:value-type="float" office:value="0.879777889593555">
            <text:p>0.879777889593555</text:p>
          </table:table-cell>
          <table:table-cell/>
          <table:table-cell office:value-type="string">
            <text:p>db2e</text:p>
          </table:table-cell>
          <table:table-cell table:formula="of:=[.C16]/(28*HEX2DEC([.H16]))" office:value-type="float" office:value="0.876971255442116">
            <text:p>0.876971255442116</text:p>
          </table:table-cell>
          <table:table-cell/>
          <table:table-cell office:value-type="string">
            <text:p>da8e</text:p>
          </table:table-cell>
          <table:table-cell table:formula="of:=[.C16]/(28*HEX2DEC([.K16]))" office:value-type="float" office:value="0.879479126771352">
            <text:p>0.879479126771352</text:p>
          </table:table-cell>
          <table:table-cell/>
          <table:table-cell office:value-type="string">
            <text:p>db4b</text:p>
          </table:table-cell>
          <table:table-cell table:formula="of:=[.C16]/(28*HEX2DEC([.N16]))" office:value-type="float" office:value="0.87651823407715">
            <text:p>0.87651823407715</text:p>
          </table:table-cell>
          <table:table-cell/>
          <table:table-cell office:value-type="string">
            <text:p>d7e5</text:p>
          </table:table-cell>
          <table:table-cell table:formula="of:=[.C16]/(28*HEX2DEC([.Q16]))" office:value-type="float" office:value="0.890315676832531">
            <text:p>0.89031567683253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table:formula="of:=(([.A17]+6)*256+6)*[.B17]" office:value-type="float" office:value="852736">
            <text:p>852736</text:p>
          </table:table-cell>
          <table:table-cell/>
          <table:table-cell office:value-type="string">
            <text:p>87b5</text:p>
          </table:table-cell>
          <table:table-cell table:formula="of:=[.C17]/(28*HEX2DEC([.E17]))" office:value-type="float" office:value="0.876625806478142">
            <text:p>0.876625806478142</text:p>
          </table:table-cell>
          <table:table-cell/>
          <table:table-cell office:value-type="string">
            <text:p>87b9</text:p>
          </table:table-cell>
          <table:table-cell table:formula="of:=[.C17]/(28*HEX2DEC([.H17]))" office:value-type="float" office:value="0.87652488538947">
            <text:p>0.87652488538947</text:p>
          </table:table-cell>
          <table:table-cell/>
          <table:table-cell office:value-type="string">
            <text:p>86cf</text:p>
          </table:table-cell>
          <table:table-cell table:formula="of:=[.C17]/(28*HEX2DEC([.K17]))" office:value-type="float" office:value="0.882468115756053">
            <text:p>0.882468115756053</text:p>
          </table:table-cell>
          <table:table-cell/>
          <table:table-cell office:value-type="string">
            <text:p>87bc</text:p>
          </table:table-cell>
          <table:table-cell table:formula="of:=[.C17]/(28*HEX2DEC([.N17]))" office:value-type="float" office:value="0.876449209820915">
            <text:p>0.876449209820915</text:p>
          </table:table-cell>
          <table:table-cell/>
          <table:table-cell office:value-type="string">
            <text:p>85a1</text:p>
          </table:table-cell>
          <table:table-cell table:formula="of:=[.C17]/(28*HEX2DEC([.Q17]))" office:value-type="float" office:value="0.890258620329654">
            <text:p>0.89025862032965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formula="of:=(([.A18]+6)*256+6)*[.B18]" office:value-type="float" office:value="1508096">
            <text:p>1508096</text:p>
          </table:table-cell>
          <table:table-cell/>
          <table:table-cell office:value-type="string">
            <text:p>f012</text:p>
          </table:table-cell>
          <table:table-cell table:formula="of:=[.C18]/(28*HEX2DEC([.E18]))" office:value-type="float" office:value="0.876380152764025">
            <text:p>0.876380152764025</text:p>
          </table:table-cell>
          <table:table-cell/>
          <table:table-cell office:value-type="string">
            <text:p>f016</text:p>
          </table:table-cell>
          <table:table-cell table:formula="of:=[.C18]/(28*HEX2DEC([.H18]))" office:value-type="float" office:value="0.876323117187391">
            <text:p>0.876323117187391</text:p>
          </table:table-cell>
          <table:table-cell/>
          <table:table-cell office:value-type="string">
            <text:p>f013</text:p>
          </table:table-cell>
          <table:table-cell table:formula="of:=[.C18]/(28*HEX2DEC([.K18]))" office:value-type="float" office:value="0.876365893173846">
            <text:p>0.876365893173846</text:p>
          </table:table-cell>
          <table:table-cell/>
          <table:table-cell office:value-type="string">
            <text:p>f016</text:p>
          </table:table-cell>
          <table:table-cell table:formula="of:=[.C18]/(28*HEX2DEC([.N18]))" office:value-type="float" office:value="0.876323117187391">
            <text:p>0.876323117187391</text:p>
          </table:table-cell>
          <table:table-cell/>
          <table:table-cell office:value-type="string">
            <text:p>ec5b</text:p>
          </table:table-cell>
          <table:table-cell table:formula="of:=[.C18]/(28*HEX2DEC([.Q18]))" office:value-type="float" office:value="0.890154385915207">
            <text:p>0.89015438591520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formula="of:=(([.A19]+6)*256+6)*[.B19]" office:value-type="float" office:value="1081728">
            <text:p>1081728</text:p>
          </table:table-cell>
          <table:table-cell/>
          <table:table-cell office:value-type="string">
            <text:p>ac1f</text:p>
          </table:table-cell>
          <table:table-cell table:formula="of:=[.C19]/(28*HEX2DEC([.E19]))" office:value-type="float" office:value="0.876770597942556">
            <text:p>0.876770597942556</text:p>
          </table:table-cell>
          <table:table-cell/>
          <table:table-cell office:value-type="string">
            <text:p>ac34</text:p>
          </table:table-cell>
          <table:table-cell table:formula="of:=[.C19]/(28*HEX2DEC([.H19]))" office:value-type="float" office:value="0.876352936601553">
            <text:p>0.876352936601553</text:p>
          </table:table-cell>
          <table:table-cell/>
          <table:table-cell office:value-type="string">
            <text:p>aab3</text:p>
          </table:table-cell>
          <table:table-cell table:formula="of:=[.C19]/(28*HEX2DEC([.K19]))" office:value-type="float" office:value="0.884073842814317">
            <text:p>0.884073842814317</text:p>
          </table:table-cell>
          <table:table-cell/>
          <table:table-cell office:value-type="string">
            <text:p>ac37</text:p>
          </table:table-cell>
          <table:table-cell table:formula="of:=[.C19]/(28*HEX2DEC([.N19]))" office:value-type="float" office:value="0.876293303176511">
            <text:p>0.876293303176511</text:p>
          </table:table-cell>
          <table:table-cell/>
          <table:table-cell office:value-type="string">
            <text:p>a98c</text:p>
          </table:table-cell>
          <table:table-cell table:formula="of:=[.C19]/(28*HEX2DEC([.Q19]))" office:value-type="float" office:value="0.890082546704056">
            <text:p>0.89008254670405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table:formula="of:=(([.A20]+6)*256+6)*[.B20]" office:value-type="float" office:value="1409408">
            <text:p>1409408</text:p>
          </table:table-cell>
          <table:table-cell/>
          <table:table-cell office:value-type="string">
            <text:p>e02b</text:p>
          </table:table-cell>
          <table:table-cell table:formula="of:=[.C20]/(28*HEX2DEC([.E20]))" office:value-type="float" office:value="0.877132451600537">
            <text:p>0.877132451600537</text:p>
          </table:table-cell>
          <table:table-cell/>
          <table:table-cell office:value-type="string">
            <text:p>e05b</text:p>
          </table:table-cell>
          <table:table-cell table:formula="of:=[.C20]/(28*HEX2DEC([.H20]))" office:value-type="float" office:value="0.876399408026465">
            <text:p>0.876399408026465</text:p>
          </table:table-cell>
          <table:table-cell/>
          <table:table-cell office:value-type="string">
            <text:p>d86b</text:p>
          </table:table-cell>
          <table:table-cell table:formula="of:=[.C20]/(28*HEX2DEC([.K20]))" office:value-type="float" office:value="0.908542858689963">
            <text:p>0.908542858689963</text:p>
          </table:table-cell>
          <table:table-cell/>
          <table:table-cell office:value-type="string">
            <text:p>e063</text:p>
          </table:table-cell>
          <table:table-cell table:formula="of:=[.C20]/(28*HEX2DEC([.N20]))" office:value-type="float" office:value="0.876277353202305">
            <text:p>0.876277353202305</text:p>
          </table:table-cell>
          <table:table-cell/>
          <table:table-cell office:value-type="string">
            <text:p>dce8</text:p>
          </table:table-cell>
          <table:table-cell table:formula="of:=[.C20]/(28*HEX2DEC([.Q20]))" office:value-type="float" office:value="0.890083463007498">
            <text:p>0.89008346300749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formula="of:=(([.A21]+6)*256+6)*[.B21]" office:value-type="float" office:value="868544">
            <text:p>868544</text:p>
          </table:table-cell>
          <table:table-cell/>
          <table:table-cell office:value-type="string">
            <text:p>8a39</text:p>
          </table:table-cell>
          <table:table-cell table:formula="of:=[.C21]/(28*HEX2DEC([.E21]))" office:value-type="float" office:value="0.876626496295848">
            <text:p>0.876626496295848</text:p>
          </table:table-cell>
          <table:table-cell/>
          <table:table-cell office:value-type="string">
            <text:p>8a45</text:p>
          </table:table-cell>
          <table:table-cell table:formula="of:=[.C21]/(28*HEX2DEC([.H21]))" office:value-type="float" office:value="0.876329309586365">
            <text:p>0.876329309586365</text:p>
          </table:table-cell>
          <table:table-cell/>
          <table:table-cell office:value-type="float" office:value="8805">
            <text:p>8805</text:p>
          </table:table-cell>
          <table:table-cell table:formula="of:=[.C21]/(28*HEX2DEC([.K21]))" office:value-type="float" office:value="0.890825322978334">
            <text:p>0.890825322978334</text:p>
          </table:table-cell>
          <table:table-cell/>
          <table:table-cell office:value-type="string">
            <text:p>8a4a</text:p>
          </table:table-cell>
          <table:table-cell table:formula="of:=[.C21]/(28*HEX2DEC([.N21]))" office:value-type="float" office:value="0.876205541252714">
            <text:p>0.876205541252714</text:p>
          </table:table-cell>
          <table:table-cell/>
          <table:table-cell office:value-type="string">
            <text:p>8823</text:p>
          </table:table-cell>
          <table:table-cell table:formula="of:=[.C21]/(28*HEX2DEC([.Q21]))" office:value-type="float" office:value="0.890058493914911">
            <text:p>0.8900584939149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table:formula="of:=(([.A22]+6)*256+6)*[.B22]" office:value-type="float" office:value="1032384">
            <text:p>1032384</text:p>
          </table:table-cell>
          <table:table-cell/>
          <table:table-cell office:value-type="string">
            <text:p>a447</text:p>
          </table:table-cell>
          <table:table-cell table:formula="of:=[.C22]/(28*HEX2DEC([.E22]))" office:value-type="float" office:value="0.876729452927289">
            <text:p>0.876729452927289</text:p>
          </table:table-cell>
          <table:table-cell/>
          <table:table-cell office:value-type="string">
            <text:p>a45c</text:p>
          </table:table-cell>
          <table:table-cell table:formula="of:=[.C22]/(28*HEX2DEC([.H22]))" office:value-type="float" office:value="0.876291879999457">
            <text:p>0.876291879999457</text:p>
          </table:table-cell>
          <table:table-cell/>
          <table:table-cell office:value-type="string">
            <text:p>9ee0</text:p>
          </table:table-cell>
          <table:table-cell table:formula="of:=[.C22]/(28*HEX2DEC([.K22]))" office:value-type="float" office:value="0.906541530853096">
            <text:p>0.906541530853096</text:p>
          </table:table-cell>
          <table:table-cell/>
          <table:table-cell office:value-type="string">
            <text:p>a45f</text:p>
          </table:table-cell>
          <table:table-cell table:formula="of:=[.C22]/(28*HEX2DEC([.N22]))" office:value-type="float" office:value="0.876229405234372">
            <text:p>0.876229405234372</text:p>
          </table:table-cell>
          <table:table-cell/>
          <table:table-cell office:value-type="string">
            <text:p>a1d2</text:p>
          </table:table-cell>
          <table:table-cell table:formula="of:=[.C22]/(28*HEX2DEC([.Q22]))" office:value-type="float" office:value="0.890041450848673">
            <text:p>0.89004145084867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table:formula="of:=(([.A23]+6)*256+6)*[.B23]" office:value-type="float" office:value="1278144">
            <text:p>1278144</text:p>
          </table:table-cell>
          <table:table-cell/>
          <table:table-cell office:value-type="string">
            <text:p>cb73</text:p>
          </table:table-cell>
          <table:table-cell table:formula="of:=[.C23]/(28*HEX2DEC([.E23]))" office:value-type="float" office:value="0.876447209262139">
            <text:p>0.876447209262139</text:p>
          </table:table-cell>
          <table:table-cell/>
          <table:table-cell office:value-type="string">
            <text:p>cb80</text:p>
          </table:table-cell>
          <table:table-cell table:formula="of:=[.C23]/(28*HEX2DEC([.H23]))" office:value-type="float" office:value="0.876228501228501">
            <text:p>0.876228501228501</text:p>
          </table:table-cell>
          <table:table-cell/>
          <table:table-cell office:value-type="string">
            <text:p>c12a</text:p>
          </table:table-cell>
          <table:table-cell table:formula="of:=[.C23]/(28*HEX2DEC([.K23]))" office:value-type="float" office:value="0.923114256825076">
            <text:p>0.923114256825076</text:p>
          </table:table-cell>
          <table:table-cell/>
          <table:table-cell office:value-type="string">
            <text:p>cb80</text:p>
          </table:table-cell>
          <table:table-cell table:formula="of:=[.C23]/(28*HEX2DEC([.N23]))" office:value-type="float" office:value="0.876228501228501">
            <text:p>0.876228501228501</text:p>
          </table:table-cell>
          <table:table-cell/>
          <table:table-cell office:value-type="string">
            <text:p>c858</text:p>
          </table:table-cell>
          <table:table-cell table:formula="of:=[.C23]/(28*HEX2DEC([.Q23]))" office:value-type="float" office:value="0.890032756200281">
            <text:p>0.89003275620028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formula="of:=(([.A24]+6)*256+6)*[.B24]" office:value-type="float" office:value="680032">
            <text:p>680032</text:p>
          </table:table-cell>
          <table:table-cell/>
          <table:table-cell office:value-type="string">
            <text:p>6c43</text:p>
          </table:table-cell>
          <table:table-cell table:formula="of:=[.C24]/(28*HEX2DEC([.E24]))" office:value-type="float" office:value="0.876307311667225">
            <text:p>0.876307311667225</text:p>
          </table:table-cell>
          <table:table-cell table:number-columns-repeated="7"/>
          <table:table-cell office:value-type="string">
            <text:p>6c46</text:p>
          </table:table-cell>
          <table:table-cell table:formula="of:=[.C24]/(28*HEX2DEC([.N24]))" office:value-type="float" office:value="0.876212466370486">
            <text:p>0.876212466370486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table:formula="of:=(([.A25]+6)*256+6)*[.B25]" office:value-type="float" office:value="700512">
            <text:p>700512</text:p>
          </table:table-cell>
          <table:table-cell/>
          <table:table-cell office:value-type="string">
            <text:p>6f80</text:p>
          </table:table-cell>
          <table:table-cell table:formula="of:=[.C25]/(28*HEX2DEC([.E25]))" office:value-type="float" office:value="0.876481422165279">
            <text:p>0.876481422165279</text:p>
          </table:table-cell>
          <table:table-cell table:number-columns-repeated="7"/>
          <table:table-cell office:value-type="string">
            <text:p>6f88</text:p>
          </table:table-cell>
          <table:table-cell table:formula="of:=[.C25]/(28*HEX2DEC([.N25]))" office:value-type="float" office:value="0.876235840371453">
            <text:p>0.876235840371453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table:formula="of:=(([.A26]+6)*256+6)*[.B26]" office:value-type="float" office:value="720992">
            <text:p>720992</text:p>
          </table:table-cell>
          <table:table-cell/>
          <table:table-cell office:value-type="string">
            <text:p>72cb</text:p>
          </table:table-cell>
          <table:table-cell table:formula="of:=[.C26]/(28*HEX2DEC([.E26]))" office:value-type="float" office:value="0.876228069749014">
            <text:p>0.876228069749014</text:p>
          </table:table-cell>
          <table:table-cell table:number-columns-repeated="7"/>
          <table:table-cell office:value-type="string">
            <text:p>72cb</text:p>
          </table:table-cell>
          <table:table-cell table:formula="of:=[.C26]/(28*HEX2DEC([.N26]))" office:value-type="float" office:value="0.876228069749014">
            <text:p>0.876228069749014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table:formula="of:=(([.A27]+6)*256+6)*[.B27]" office:value-type="float" office:value="741472">
            <text:p>741472</text:p>
          </table:table-cell>
          <table:table-cell/>
          <table:table-cell office:value-type="string">
            <text:p>7569</text:p>
          </table:table-cell>
          <table:table-cell table:formula="of:=[.C27]/(28*HEX2DEC([.E27]))" office:value-type="float" office:value="0.881030803378343">
            <text:p>0.881030803378343</text:p>
          </table:table-cell>
          <table:table-cell table:number-columns-repeated="7"/>
          <table:table-cell office:value-type="string">
            <text:p>760f</text:p>
          </table:table-cell>
          <table:table-cell table:formula="of:=[.C27]/(28*HEX2DEC([.N27]))" office:value-type="float" office:value="0.876191736662239">
            <text:p>0.876191736662239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table:formula="of:=(([.A28]+6)*256+6)*[.B28]" office:value-type="float" office:value="761952">
            <text:p>761952</text:p>
          </table:table-cell>
          <table:table-cell/>
          <table:table-cell office:value-type="string">
            <text:p>78a0</text:p>
          </table:table-cell>
          <table:table-cell table:formula="of:=[.C28]/(28*HEX2DEC([.E28]))" office:value-type="float" office:value="0.881236121391562">
            <text:p>0.881236121391562</text:p>
          </table:table-cell>
          <table:table-cell table:number-columns-repeated="7"/>
          <table:table-cell office:value-type="string">
            <text:p>7951</text:p>
          </table:table-cell>
          <table:table-cell table:formula="of:=[.C28]/(28*HEX2DEC([.N28]))" office:value-type="float" office:value="0.876213782032116">
            <text:p>0.876213782032116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table:formula="of:=(([.A29]+6)*256+6)*[.B29]" office:value-type="float" office:value="782432">
            <text:p>782432</text:p>
          </table:table-cell>
          <table:table-cell/>
          <table:table-cell office:value-type="string">
            <text:p>7cb6</text:p>
          </table:table-cell>
          <table:table-cell table:formula="of:=[.C29]/(28*HEX2DEC([.E29]))" office:value-type="float" office:value="0.875274071289858">
            <text:p>0.875274071289858</text:p>
          </table:table-cell>
          <table:table-cell table:number-columns-repeated="7"/>
          <table:table-cell office:value-type="string">
            <text:p>7c94</text:p>
          </table:table-cell>
          <table:table-cell table:formula="of:=[.C29]/(28*HEX2DEC([.N29]))" office:value-type="float" office:value="0.876207199297629">
            <text:p>0.876207199297629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6">
            <text:p>16</text:p>
          </table:table-cell>
          <table:table-cell table:formula="of:=(([.A30]+6)*256+6)*[.B30]" office:value-type="float" office:value="802912">
            <text:p>802912</text:p>
          </table:table-cell>
          <table:table-cell/>
          <table:table-cell office:value-type="string">
            <text:p>7eca</text:p>
          </table:table-cell>
          <table:table-cell table:formula="of:=[.C30]/(28*HEX2DEC([.E30]))" office:value-type="float" office:value="0.883462584614843">
            <text:p>0.883462584614843</text:p>
          </table:table-cell>
          <table:table-cell table:number-columns-repeated="7"/>
          <table:table-cell office:value-type="string">
            <text:p>7fd7</text:p>
          </table:table-cell>
          <table:table-cell table:formula="of:=[.C30]/(28*HEX2DEC([.N30]))" office:value-type="float" office:value="0.876200952468255">
            <text:p>0.876200952468255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table:formula="of:=(([.A31]+6)*256+6)*[.B31]" office:value-type="float" office:value="823392">
            <text:p>823392</text:p>
          </table:table-cell>
          <table:table-cell/>
          <table:table-cell office:value-type="string">
            <text:p>82c5</text:p>
          </table:table-cell>
          <table:table-cell table:formula="of:=[.C31]/(28*HEX2DEC([.E31]))" office:value-type="float" office:value="0.878419725269801">
            <text:p>0.878419725269801</text:p>
          </table:table-cell>
          <table:table-cell table:number-columns-repeated="7"/>
          <table:table-cell office:value-type="string">
            <text:p>831a</text:p>
          </table:table-cell>
          <table:table-cell table:formula="of:=[.C31]/(28*HEX2DEC([.N31]))" office:value-type="float" office:value="0.876195016472711">
            <text:p>0.876195016472711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table:formula="of:=(([.A32]+6)*256+6)*[.B32]" office:value-type="float" office:value="843872">
            <text:p>843872</text:p>
          </table:table-cell>
          <table:table-cell/>
          <table:table-cell office:value-type="string">
            <text:p>851b</text:p>
          </table:table-cell>
          <table:table-cell table:formula="of:=[.C32]/(28*HEX2DEC([.E32]))" office:value-type="float" office:value="0.884469133214548">
            <text:p>0.884469133214548</text:p>
          </table:table-cell>
          <table:table-cell/>
          <table:table-cell office:value-type="string">
            <text:p>865c</text:p>
          </table:table-cell>
          <table:table-cell table:formula="of:=[.C32]/(28*HEX2DEC([.H32]))" office:value-type="float" office:value="0.876214842257405">
            <text:p>0.876214842257405</text:p>
          </table:table-cell>
          <table:table-cell/>
          <table:table-cell office:value-type="float" office:value="8496">
            <text:p>8496</text:p>
          </table:table-cell>
          <table:table-cell table:formula="of:=[.C32]/(28*HEX2DEC([.K32]))" office:value-type="float" office:value="0.88793488051045">
            <text:p>0.88793488051045</text:p>
          </table:table-cell>
          <table:table-cell/>
          <table:table-cell office:value-type="string">
            <text:p>865d</text:p>
          </table:table-cell>
          <table:table-cell table:formula="of:=[.C32]/(28*HEX2DEC([.N32]))" office:value-type="float" office:value="0.876189368674178">
            <text:p>0.876189368674178</text:p>
          </table:table-cell>
          <table:table-cell/>
          <table:table-cell office:value-type="string">
            <text:p>8404</text:p>
          </table:table-cell>
          <table:table-cell table:formula="of:=[.C32]/(28*HEX2DEC([.Q32]))" office:value-type="float" office:value="0.891770792824172">
            <text:p>0.89177079282417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6">
            <text:p>16</text:p>
          </table:table-cell>
          <table:table-cell table:formula="of:=(([.A33]+6)*256+6)*[.B33]" office:value-type="float" office:value="864352">
            <text:p>864352</text:p>
          </table:table-cell>
          <table:table-cell/>
          <table:table-cell office:value-type="float" office:value="8817">
            <text:p>8817</text:p>
          </table:table-cell>
          <table:table-cell table:formula="of:=[.C33]/(28*HEX2DEC([.E33]))" office:value-type="float" office:value="0.886067748377229">
            <text:p>0.886067748377229</text:p>
          </table:table-cell>
          <table:table-cell table:number-columns-repeated="7"/>
          <table:table-cell office:value-type="string">
            <text:p>8a45</text:p>
          </table:table-cell>
          <table:table-cell table:formula="of:=[.C33]/(28*HEX2DEC([.N33]))" office:value-type="float" office:value="0.872099734037186">
            <text:p>0.872099734037186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 table:formula="of:=(([.A34]+6)*256+6)*[.B34]" office:value-type="float" office:value="884832">
            <text:p>884832</text:p>
          </table:table-cell>
          <table:table-cell/>
          <table:table-cell office:value-type="string">
            <text:p>8bae</text:p>
          </table:table-cell>
          <table:table-cell table:formula="of:=[.C34]/(28*HEX2DEC([.E34]))" office:value-type="float" office:value="0.883750289645474">
            <text:p>0.883750289645474</text:p>
          </table:table-cell>
          <table:table-cell table:number-columns-repeated="7"/>
          <table:table-cell office:value-type="string">
            <text:p>8d54</text:p>
          </table:table-cell>
          <table:table-cell table:formula="of:=[.C34]/(28*HEX2DEC([.N34]))" office:value-type="float" office:value="0.873442312248282">
            <text:p>0.873442312248282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6">
            <text:p>16</text:p>
          </table:table-cell>
          <table:table-cell table:formula="of:=(([.A35]+6)*256+6)*[.B35]" office:value-type="float" office:value="905312">
            <text:p>905312</text:p>
          </table:table-cell>
          <table:table-cell/>
          <table:table-cell office:value-type="string">
            <text:p>8e43</text:p>
          </table:table-cell>
          <table:table-cell table:formula="of:=[.C35]/(28*HEX2DEC([.E35]))" office:value-type="float" office:value="0.887794047847866">
            <text:p>0.887794047847866</text:p>
          </table:table-cell>
          <table:table-cell table:number-columns-repeated="7"/>
          <table:table-cell office:value-type="string">
            <text:p>9001</text:p>
          </table:table-cell>
          <table:table-cell table:formula="of:=[.C35]/(28*HEX2DEC([.N35]))" office:value-type="float" office:value="0.877053341341962">
            <text:p>0.87705334134196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table:formula="of:=(([.A36]+6)*256+6)*[.B36]" office:value-type="float" office:value="925792">
            <text:p>925792</text:p>
          </table:table-cell>
          <table:table-cell/>
          <table:table-cell office:value-type="string">
            <text:p>9035</text:p>
          </table:table-cell>
          <table:table-cell table:formula="of:=[.C36]/(28*HEX2DEC([.E36]))" office:value-type="float" office:value="0.895630739225831">
            <text:p>0.895630739225831</text:p>
          </table:table-cell>
          <table:table-cell table:number-columns-repeated="7"/>
          <table:table-cell office:value-type="string">
            <text:p>9188</text:p>
          </table:table-cell>
          <table:table-cell table:formula="of:=[.C36]/(28*HEX2DEC([.N36]))" office:value-type="float" office:value="0.887481211080094">
            <text:p>0.88748121108009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table:formula="of:=(([.A37]+6)*256+6)*[.B37]" office:value-type="float" office:value="946272">
            <text:p>946272</text:p>
          </table:table-cell>
          <table:table-cell/>
          <table:table-cell office:value-type="string">
            <text:p>942d</text:p>
          </table:table-cell>
          <table:table-cell table:formula="of:=[.C37]/(28*HEX2DEC([.E37]))" office:value-type="float" office:value="0.890924223536988">
            <text:p>0.890924223536988</text:p>
          </table:table-cell>
          <table:table-cell table:number-columns-repeated="7"/>
          <table:table-cell office:value-type="string">
            <text:p>9601</text:p>
          </table:table-cell>
          <table:table-cell table:formula="of:=[.C37]/(28*HEX2DEC([.N37]))" office:value-type="float" office:value="0.880066367319303">
            <text:p>0.880066367319303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6">
            <text:p>16</text:p>
          </table:table-cell>
          <table:table-cell table:formula="of:=(([.A38]+6)*256+6)*[.B38]" office:value-type="float" office:value="966752">
            <text:p>966752</text:p>
          </table:table-cell>
          <table:table-cell/>
          <table:table-cell office:value-type="string">
            <text:p>9776</text:p>
          </table:table-cell>
          <table:table-cell table:formula="of:=[.C38]/(28*HEX2DEC([.E38]))" office:value-type="float" office:value="0.890464154919718">
            <text:p>0.890464154919718</text:p>
          </table:table-cell>
          <table:table-cell table:number-columns-repeated="7"/>
          <table:table-cell office:value-type="string">
            <text:p>9722</text:p>
          </table:table-cell>
          <table:table-cell table:formula="of:=[.C38]/(28*HEX2DEC([.N38]))" office:value-type="float" office:value="0.892397444891629">
            <text:p>0.892397444891629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table:formula="of:=(([.A39]+6)*256+6)*[.B39]" office:value-type="float" office:value="1007712">
            <text:p>1007712</text:p>
          </table:table-cell>
          <table:table-cell/>
          <table:table-cell office:value-type="string">
            <text:p>9d67</text:p>
          </table:table-cell>
          <table:table-cell table:formula="of:=[.C39]/(28*HEX2DEC([.E39]))" office:value-type="float" office:value="0.893155832875401">
            <text:p>0.893155832875401</text:p>
          </table:table-cell>
          <table:table-cell table:number-columns-repeated="7"/>
          <table:table-cell office:value-type="string">
            <text:p>a001</text:p>
          </table:table-cell>
          <table:table-cell table:formula="of:=[.C39]/(28*HEX2DEC([.N39]))" office:value-type="float" office:value="0.878633682910922">
            <text:p>0.878633682910922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6">
            <text:p>16</text:p>
          </table:table-cell>
          <table:table-cell table:formula="of:=(([.A40]+6)*256+6)*[.B40]" office:value-type="float" office:value="1048672">
            <text:p>1048672</text:p>
          </table:table-cell>
          <table:table-cell/>
          <table:table-cell office:value-type="string">
            <text:p>a293</text:p>
          </table:table-cell>
          <table:table-cell table:formula="of:=[.C40]/(28*HEX2DEC([.E40]))" office:value-type="float" office:value="0.899891189806853">
            <text:p>0.899891189806853</text:p>
          </table:table-cell>
          <table:table-cell/>
          <table:table-cell office:value-type="string">
            <text:p>a79e</text:p>
          </table:table-cell>
          <table:table-cell table:formula="of:=[.C40]/(28*HEX2DEC([.H40]))" office:value-type="float" office:value="0.872816859206978">
            <text:p>0.872816859206978</text:p>
          </table:table-cell>
          <table:table-cell/>
          <table:table-cell office:value-type="string">
            <text:p>a1b9</text:p>
          </table:table-cell>
          <table:table-cell table:formula="of:=[.C40]/(28*HEX2DEC([.K40]))" office:value-type="float" office:value="0.904629632824604">
            <text:p>0.904629632824604</text:p>
          </table:table-cell>
          <table:table-cell/>
          <table:table-cell office:value-type="string">
            <text:p>a2be</text:p>
          </table:table-cell>
          <table:table-cell table:formula="of:=[.C40]/(28*HEX2DEC([.N40]))" office:value-type="float" office:value="0.898962398074299">
            <text:p>0.898962398074299</text:p>
          </table:table-cell>
          <table:table-cell/>
          <table:table-cell office:value-type="string">
            <text:p>a13e</text:p>
          </table:table-cell>
          <table:table-cell table:formula="of:=[.C40]/(28*HEX2DEC([.Q40]))" office:value-type="float" office:value="0.907325244163269">
            <text:p>0.90732524416326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  <table:table-cell table:formula="of:=(([.A41]+6)*256+6)*[.B41]" office:value-type="float" office:value="1253472">
            <text:p>1253472</text:p>
          </table:table-cell>
          <table:table-cell/>
          <table:table-cell office:value-type="string">
            <text:p>bf25</text:p>
          </table:table-cell>
          <table:table-cell table:formula="of:=[.C41]/(28*HEX2DEC([.E41]))" office:value-type="float" office:value="0.914860260823108">
            <text:p>0.914860260823108</text:p>
          </table:table-cell>
          <table:table-cell/>
          <table:table-cell office:value-type="string">
            <text:p>c835</text:p>
          </table:table-cell>
          <table:table-cell table:formula="of:=[.C41]/(28*HEX2DEC([.H41]))" office:value-type="float" office:value="0.873448522873922">
            <text:p>0.873448522873922</text:p>
          </table:table-cell>
          <table:table-cell/>
          <table:table-cell office:value-type="string">
            <text:p>be4b</text:p>
          </table:table-cell>
          <table:table-cell table:formula="of:=[.C41]/(28*HEX2DEC([.K41]))" office:value-type="float" office:value="0.918954267532734">
            <text:p>0.918954267532734</text:p>
          </table:table-cell>
          <table:table-cell/>
          <table:table-cell office:value-type="string">
            <text:p>c0b4</text:p>
          </table:table-cell>
          <table:table-cell table:formula="of:=[.C41]/(28*HEX2DEC([.N41]))" office:value-type="float" office:value="0.907460819404385">
            <text:p>0.907460819404385</text:p>
          </table:table-cell>
          <table:table-cell/>
          <table:table-cell office:value-type="string">
            <text:p>be7a</text:p>
          </table:table-cell>
          <table:table-cell table:formula="of:=[.C41]/(28*HEX2DEC([.Q41]))" office:value-type="float" office:value="0.918068519397423">
            <text:p>0.91806851939742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table:formula="of:=(([.A42]+6)*256+6)*[.B42]" office:value-type="float" office:value="831536">
            <text:p>831536</text:p>
          </table:table-cell>
          <table:table-cell/>
          <table:table-cell office:value-type="string">
            <text:p>7c03</text:p>
          </table:table-cell>
          <table:table-cell table:formula="of:=[.C42]/(28*HEX2DEC([.E42]))" office:value-type="float" office:value="0.935449468791202">
            <text:p>0.935449468791202</text:p>
          </table:table-cell>
          <table:table-cell/>
          <table:table-cell office:value-type="string">
            <text:p>84b8</text:p>
          </table:table-cell>
          <table:table-cell table:formula="of:=[.C42]/(28*HEX2DEC([.H42]))" office:value-type="float" office:value="0.874079181943557">
            <text:p>0.874079181943557</text:p>
          </table:table-cell>
          <table:table-cell/>
          <table:table-cell office:value-type="string">
            <text:p>7b89</text:p>
          </table:table-cell>
          <table:table-cell table:formula="of:=[.C42]/(28*HEX2DEC([.K42]))" office:value-type="float" office:value="0.939058159232072">
            <text:p>0.939058159232072</text:p>
          </table:table-cell>
          <table:table-cell/>
          <table:table-cell office:value-type="string">
            <text:p>7c3f</text:p>
          </table:table-cell>
          <table:table-cell table:formula="of:=[.C42]/(28*HEX2DEC([.N42]))" office:value-type="float" office:value="0.93368485822977">
            <text:p>0.93368485822977</text:p>
          </table:table-cell>
          <table:table-cell/>
          <table:table-cell office:value-type="string">
            <text:p>7b78</text:p>
          </table:table-cell>
          <table:table-cell table:formula="of:=[.C42]/(28*HEX2DEC([.Q42]))" office:value-type="float" office:value="0.939563220884405">
            <text:p>0.93956322088440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formula="of:=(([.A43]+6)*256+6)*[.B43]" office:value-type="float" office:value="1036336">
            <text:p>1036336</text:p>
          </table:table-cell>
          <table:table-cell/>
          <table:table-cell office:value-type="float" office:value="9941">
            <text:p>9941</text:p>
          </table:table-cell>
          <table:table-cell table:formula="of:=[.C43]/(28*HEX2DEC([.E43]))" office:value-type="float" office:value="0.943389493538603">
            <text:p>0.943389493538603</text:p>
          </table:table-cell>
          <table:table-cell/>
          <table:table-cell office:value-type="string">
            <text:p>a5a8</text:p>
          </table:table-cell>
          <table:table-cell table:formula="of:=[.C43]/(28*HEX2DEC([.H43]))" office:value-type="float" office:value="0.872759856630824">
            <text:p>0.872759856630824</text:p>
          </table:table-cell>
          <table:table-cell/>
          <table:table-cell office:value-type="float" office:value="9893">
            <text:p>9893</text:p>
          </table:table-cell>
          <table:table-cell table:formula="of:=[.C43]/(28*HEX2DEC([.K43]))" office:value-type="float" office:value="0.947592104252541">
            <text:p>0.947592104252541</text:p>
          </table:table-cell>
          <table:table-cell/>
          <table:table-cell office:value-type="string">
            <text:p>996d</text:p>
          </table:table-cell>
          <table:table-cell table:formula="of:=[.C43]/(28*HEX2DEC([.N43]))" office:value-type="float" office:value="0.942332662881585">
            <text:p>0.942332662881585</text:p>
          </table:table-cell>
          <table:table-cell/>
          <table:table-cell office:value-type="string">
            <text:p>9863</text:p>
          </table:table-cell>
          <table:table-cell table:formula="of:=[.C43]/(28*HEX2DEC([.Q43]))" office:value-type="float" office:value="0.948758042603368">
            <text:p>0.94875804260336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table:formula="of:=(([.A44]+6)*256+6)*[.B44]" office:value-type="float" office:value="1241136">
            <text:p>1241136</text:p>
          </table:table-cell>
          <table:table-cell/>
          <table:table-cell office:value-type="string">
            <text:p>b54e</text:p>
          </table:table-cell>
          <table:table-cell table:formula="of:=[.C44]/(28*HEX2DEC([.E44]))" office:value-type="float" office:value="0.955019729268878">
            <text:p>0.955019729268878</text:p>
          </table:table-cell>
          <table:table-cell/>
          <table:table-cell office:value-type="string">
            <text:p>c644</text:p>
          </table:table-cell>
          <table:table-cell table:formula="of:=[.C44]/(28*HEX2DEC([.H44]))" office:value-type="float" office:value="0.87332109926483">
            <text:p>0.87332109926483</text:p>
          </table:table-cell>
          <table:table-cell/>
          <table:table-cell office:value-type="string">
            <text:p>b526</text:p>
          </table:table-cell>
          <table:table-cell table:formula="of:=[.C44]/(28*HEX2DEC([.K44]))" office:value-type="float" office:value="0.955843483725486">
            <text:p>0.955843483725486</text:p>
          </table:table-cell>
          <table:table-cell/>
          <table:table-cell office:value-type="string">
            <text:p>b54f</text:p>
          </table:table-cell>
          <table:table-cell table:formula="of:=[.C44]/(28*HEX2DEC([.N44]))" office:value-type="float" office:value="0.954999153598744">
            <text:p>0.954999153598744</text:p>
          </table:table-cell>
          <table:table-cell/>
          <table:table-cell office:value-type="string">
            <text:p>b4f6</text:p>
          </table:table-cell>
          <table:table-cell table:formula="of:=[.C44]/(28*HEX2DEC([.Q44]))" office:value-type="float" office:value="0.95683386681962">
            <text:p>0.95683386681962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>
            <draw:frame table:end-cell-address="Sheet1.AD85" table:end-x="0.0823in" table:end-y="0.1319in" draw:z-index="0" draw:style-name="gr1" svg:width="20.4772in" svg:height="6.7201in" svg:x="0in" svg:y="0.1421in">
              <draw:object draw:notify-on-update-of-ranges="Sheet1.A9:Sheet1.A44 Sheet1.F9:Sheet1.F44 Sheet1.A9:Sheet1.A44 Sheet1.O9:Sheet1.O44 Sheet1.A9:Sheet1.A44 Sheet1.R9:Sheet1.R44 Sheet1.A9:Sheet1.A44 Sheet1.I9:Sheet1.I44 Sheet1.A9:Sheet1.A44 Sheet1.L9:Sheet1.L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ce2"/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16">
          <table:table-cell table:number-columns-repeated="4"/>
          <table:table-cell table:style-name="ce2"/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104851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7">07/17/2010</text:date>, <text:time>19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6:09:57</meta:creation-date>
    <dc:date>2010-07-17T19:36:35</dc:date>
    <meta:editing-duration>PT00H04M50S</meta:editing-duration>
    <meta:editing-cycles>1</meta:editing-cycles>
    <meta:document-statistic meta:table-count="3" meta:cell-count="399" meta:object-count="1"/>
    <meta:generator>OpenOffice.org/3.2$Unix OpenOffice.org_project/320m12$Build-948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1">
      <style:chart-properties chart:display-label="true" chart:logarithmic="true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.87" chart:maximum="0.96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2.013cm" svg:height="17.07cm" xlink:href=".." chart:class="chart:scatter" chart:column-mapping="0 1 4 5 2 3" chart:style-name="ch1">
        <chart:legend chart:legend-position="end" svg:x="49.106cm" svg:y="7.503cm" chart:style-name="ch2"/>
        <chart:plot-area chart:style-name="ch3" table:cell-range-address="Sheet1.A9:Sheet1.A44 Sheet1.F9:Sheet1.F44 Sheet1.O9:Sheet1.O44 Sheet1.R9:Sheet1.R44 Sheet1.I9:Sheet1.I44 Sheet1.L9:Sheet1.L44" svg:x="1.912cm" svg:y="1.017cm" svg:width="45.26cm" svg:height="16.04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:Sheet1.F44" chart:class="chart:scatter">
            <chart:domain table:cell-range-address="Sheet1.A9:Sheet1.A44"/>
            <chart:data-point chart:repeated="36"/>
          </chart:series>
          <chart:series chart:style-name="ch8" chart:values-cell-range-address="Sheet1.O9:Sheet1.O44" chart:class="chart:scatter">
            <chart:data-point chart:repeated="36"/>
          </chart:series>
          <chart:series chart:style-name="ch9" chart:values-cell-range-address="Sheet1.R9:Sheet1.R44" chart:class="chart:scatter">
            <chart:data-point chart:repeated="36"/>
          </chart:series>
          <chart:series chart:style-name="ch10" chart:values-cell-range-address="Sheet1.I9:Sheet1.I44" chart:class="chart:scatter">
            <chart:data-point chart:repeated="36"/>
          </chart:series>
          <chart:series chart:style-name="ch11" chart:values-cell-range-address="Sheet1.L9:Sheet1.L44" chart:class="chart:scatte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O</text:p>
              </table:table-cell>
              <table:table-cell office:value-type="string">
                <text:p>Column R</text:p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9:Sheet1.A44">0</text:p>
              </table:table-cell>
              <table:table-cell office:value-type="float" office:value="0.884071343468095">
                <text:p text:id="Sheet1.F9:Sheet1.F44">0.884071343468095</text:p>
              </table:table-cell>
              <table:table-cell office:value-type="float" office:value="0.8772500600016">
                <text:p text:id="Sheet1.O9:Sheet1.O44">0.8772500600016</text:p>
              </table:table-cell>
              <table:table-cell office:value-type="float" office:value="0.89116850279935">
                <text:p text:id="Sheet1.R9:Sheet1.R44">0.89116850279935</text:p>
              </table:table-cell>
              <table:table-cell office:value-type="float" office:value="0.878343138389241">
                <text:p text:id="Sheet1.I9:Sheet1.I44">0.878343138389241</text:p>
              </table:table-cell>
              <table:table-cell office:value-type="float" office:value="0.878343138389241">
                <text:p text:id="Sheet1.L9:Sheet1.L44">0.8783431383892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78660384994235">
                <text:p>0.878660384994235</text:p>
              </table:table-cell>
              <table:table-cell office:value-type="float" office:value="0.877160084459588">
                <text:p>0.877160084459588</text:p>
              </table:table-cell>
              <table:table-cell office:value-type="float" office:value="0.89094667729972">
                <text:p>0.89094667729972</text:p>
              </table:table-cell>
              <table:table-cell office:value-type="float" office:value="0.877956480605487">
                <text:p>0.877956480605487</text:p>
              </table:table-cell>
              <table:table-cell office:value-type="float" office:value="0.878050269354617">
                <text:p>0.878050269354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77625412254817">
                <text:p>0.877625412254817</text:p>
              </table:table-cell>
              <table:table-cell office:value-type="float" office:value="0.877010627722812">
                <text:p>0.877010627722812</text:p>
              </table:table-cell>
              <table:table-cell office:value-type="float" office:value="0.89086473298997">
                <text:p>0.89086473298997</text:p>
              </table:table-cell>
              <table:table-cell office:value-type="float" office:value="0.877010627722812">
                <text:p>0.877010627722812</text:p>
              </table:table-cell>
              <table:table-cell office:value-type="float" office:value="0.877010627722812">
                <text:p>0.877010627722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79157474087333">
                <text:p>0.879157474087333</text:p>
              </table:table-cell>
              <table:table-cell office:value-type="float" office:value="0.876967155254744">
                <text:p>0.876967155254744</text:p>
              </table:table-cell>
              <table:table-cell office:value-type="float" office:value="0.890763390974272">
                <text:p>0.890763390974272</text:p>
              </table:table-cell>
              <table:table-cell office:value-type="float" office:value="0.877222129921914">
                <text:p>0.877222129921914</text:p>
              </table:table-cell>
              <table:table-cell office:value-type="float" office:value="0.877185695892345">
                <text:p>0.877185695892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77916829269597">
                <text:p>0.877916829269597</text:p>
              </table:table-cell>
              <table:table-cell office:value-type="float" office:value="0.876899582438941">
                <text:p>0.876899582438941</text:p>
              </table:table-cell>
              <table:table-cell office:value-type="float" office:value="0.890648473048534">
                <text:p>0.890648473048534</text:p>
              </table:table-cell>
              <table:table-cell office:value-type="float" office:value="0.877096284902476">
                <text:p>0.877096284902476</text:p>
              </table:table-cell>
              <table:table-cell office:value-type="float" office:value="0.877424318519389">
                <text:p>0.877424318519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79714373389575">
                <text:p>0.879714373389575</text:p>
              </table:table-cell>
              <table:table-cell office:value-type="float" office:value="0.87678468267723">
                <text:p>0.87678468267723</text:p>
              </table:table-cell>
              <table:table-cell office:value-type="float" office:value="0.890615908082252">
                <text:p>0.890615908082252</text:p>
              </table:table-cell>
              <table:table-cell office:value-type="float" office:value="0.878276980533848">
                <text:p>0.878276980533848</text:p>
              </table:table-cell>
              <table:table-cell office:value-type="float" office:value="0.878486307699791">
                <text:p>0.878486307699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877081384471469">
                <text:p>0.877081384471469</text:p>
              </table:table-cell>
              <table:table-cell office:value-type="float" office:value="0.876609868405675">
                <text:p>0.876609868405675</text:p>
              </table:table-cell>
              <table:table-cell office:value-type="float" office:value="0.890450638681799">
                <text:p>0.890450638681799</text:p>
              </table:table-cell>
              <table:table-cell office:value-type="float" office:value="0.87658937920718">
                <text:p>0.87658937920718</text:p>
              </table:table-cell>
              <table:table-cell office:value-type="float" office:value="0.880830475832589">
                <text:p>0.880830475832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879777889593555">
                <text:p>0.879777889593555</text:p>
              </table:table-cell>
              <table:table-cell office:value-type="float" office:value="0.87651823407715">
                <text:p>0.87651823407715</text:p>
              </table:table-cell>
              <table:table-cell office:value-type="float" office:value="0.890315676832531">
                <text:p>0.890315676832531</text:p>
              </table:table-cell>
              <table:table-cell office:value-type="float" office:value="0.876971255442116">
                <text:p>0.876971255442116</text:p>
              </table:table-cell>
              <table:table-cell office:value-type="float" office:value="0.879479126771352">
                <text:p>0.879479126771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876625806478142">
                <text:p>0.876625806478142</text:p>
              </table:table-cell>
              <table:table-cell office:value-type="float" office:value="0.876449209820915">
                <text:p>0.876449209820915</text:p>
              </table:table-cell>
              <table:table-cell office:value-type="float" office:value="0.890258620329654">
                <text:p>0.890258620329654</text:p>
              </table:table-cell>
              <table:table-cell office:value-type="float" office:value="0.87652488538947">
                <text:p>0.87652488538947</text:p>
              </table:table-cell>
              <table:table-cell office:value-type="float" office:value="0.882468115756053">
                <text:p>0.882468115756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876380152764025">
                <text:p>0.876380152764025</text:p>
              </table:table-cell>
              <table:table-cell office:value-type="float" office:value="0.876323117187391">
                <text:p>0.876323117187391</text:p>
              </table:table-cell>
              <table:table-cell office:value-type="float" office:value="0.890154385915207">
                <text:p>0.890154385915207</text:p>
              </table:table-cell>
              <table:table-cell office:value-type="float" office:value="0.876323117187391">
                <text:p>0.876323117187391</text:p>
              </table:table-cell>
              <table:table-cell office:value-type="float" office:value="0.876365893173846">
                <text:p>0.876365893173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0.876770597942556">
                <text:p>0.876770597942556</text:p>
              </table:table-cell>
              <table:table-cell office:value-type="float" office:value="0.876293303176511">
                <text:p>0.876293303176511</text:p>
              </table:table-cell>
              <table:table-cell office:value-type="float" office:value="0.890082546704056">
                <text:p>0.890082546704056</text:p>
              </table:table-cell>
              <table:table-cell office:value-type="float" office:value="0.876352936601553">
                <text:p>0.876352936601553</text:p>
              </table:table-cell>
              <table:table-cell office:value-type="float" office:value="0.884073842814317">
                <text:p>0.884073842814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0.877132451600537">
                <text:p>0.877132451600537</text:p>
              </table:table-cell>
              <table:table-cell office:value-type="float" office:value="0.876277353202305">
                <text:p>0.876277353202305</text:p>
              </table:table-cell>
              <table:table-cell office:value-type="float" office:value="0.890083463007498">
                <text:p>0.890083463007498</text:p>
              </table:table-cell>
              <table:table-cell office:value-type="float" office:value="0.876399408026465">
                <text:p>0.876399408026465</text:p>
              </table:table-cell>
              <table:table-cell office:value-type="float" office:value="0.908542858689963">
                <text:p>0.908542858689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876626496295848">
                <text:p>0.876626496295848</text:p>
              </table:table-cell>
              <table:table-cell office:value-type="float" office:value="0.876205541252714">
                <text:p>0.876205541252714</text:p>
              </table:table-cell>
              <table:table-cell office:value-type="float" office:value="0.890058493914911">
                <text:p>0.890058493914911</text:p>
              </table:table-cell>
              <table:table-cell office:value-type="float" office:value="0.876329309586365">
                <text:p>0.876329309586365</text:p>
              </table:table-cell>
              <table:table-cell office:value-type="float" office:value="0.890825322978334">
                <text:p>0.890825322978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0.876729452927289">
                <text:p>0.876729452927289</text:p>
              </table:table-cell>
              <table:table-cell office:value-type="float" office:value="0.876229405234372">
                <text:p>0.876229405234372</text:p>
              </table:table-cell>
              <table:table-cell office:value-type="float" office:value="0.890041450848673">
                <text:p>0.890041450848673</text:p>
              </table:table-cell>
              <table:table-cell office:value-type="float" office:value="0.876291879999457">
                <text:p>0.876291879999457</text:p>
              </table:table-cell>
              <table:table-cell office:value-type="float" office:value="0.906541530853096">
                <text:p>0.906541530853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876447209262139">
                <text:p>0.876447209262139</text:p>
              </table:table-cell>
              <table:table-cell office:value-type="float" office:value="0.876228501228501">
                <text:p>0.876228501228501</text:p>
              </table:table-cell>
              <table:table-cell office:value-type="float" office:value="0.890032756200281">
                <text:p>0.890032756200281</text:p>
              </table:table-cell>
              <table:table-cell office:value-type="float" office:value="0.876228501228501">
                <text:p>0.876228501228501</text:p>
              </table:table-cell>
              <table:table-cell office:value-type="float" office:value="0.923114256825076">
                <text:p>0.923114256825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876307311667225">
                <text:p>0.876307311667225</text:p>
              </table:table-cell>
              <table:table-cell office:value-type="float" office:value="0.876212466370486">
                <text:p>0.8762124663704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">
                <text:p>165</text:p>
              </table:table-cell>
              <table:table-cell office:value-type="float" office:value="0.876481422165279">
                <text:p>0.876481422165279</text:p>
              </table:table-cell>
              <table:table-cell office:value-type="float" office:value="0.876235840371453">
                <text:p>0.876235840371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876228069749014">
                <text:p>0.876228069749014</text:p>
              </table:table-cell>
              <table:table-cell office:value-type="float" office:value="0.876228069749014">
                <text:p>0.8762280697490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0.881030803378343">
                <text:p>0.881030803378343</text:p>
              </table:table-cell>
              <table:table-cell office:value-type="float" office:value="0.876191736662239">
                <text:p>0.8761917366622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0.881236121391562">
                <text:p>0.881236121391562</text:p>
              </table:table-cell>
              <table:table-cell office:value-type="float" office:value="0.876213782032116">
                <text:p>0.876213782032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">
                <text:p>185</text:p>
              </table:table-cell>
              <table:table-cell office:value-type="float" office:value="0.875274071289858">
                <text:p>0.875274071289858</text:p>
              </table:table-cell>
              <table:table-cell office:value-type="float" office:value="0.876207199297629">
                <text:p>0.876207199297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0.883462584614843">
                <text:p>0.883462584614843</text:p>
              </table:table-cell>
              <table:table-cell office:value-type="float" office:value="0.876200952468255">
                <text:p>0.8762009524682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  <table:table-cell office:value-type="float" office:value="0.878419725269801">
                <text:p>0.878419725269801</text:p>
              </table:table-cell>
              <table:table-cell office:value-type="float" office:value="0.876195016472711">
                <text:p>0.8761950164727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0.884469133214548">
                <text:p>0.884469133214548</text:p>
              </table:table-cell>
              <table:table-cell office:value-type="float" office:value="0.876189368674178">
                <text:p>0.876189368674178</text:p>
              </table:table-cell>
              <table:table-cell office:value-type="float" office:value="0.891770792824172">
                <text:p>0.891770792824172</text:p>
              </table:table-cell>
              <table:table-cell office:value-type="float" office:value="0.876214842257405">
                <text:p>0.876214842257405</text:p>
              </table:table-cell>
              <table:table-cell office:value-type="float" office:value="0.88793488051045">
                <text:p>0.88793488051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">
                <text:p>205</text:p>
              </table:table-cell>
              <table:table-cell office:value-type="float" office:value="0.886067748377229">
                <text:p>0.886067748377229</text:p>
              </table:table-cell>
              <table:table-cell office:value-type="float" office:value="0.872099734037186">
                <text:p>0.872099734037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">
                <text:p>210</text:p>
              </table:table-cell>
              <table:table-cell office:value-type="float" office:value="0.883750289645474">
                <text:p>0.883750289645474</text:p>
              </table:table-cell>
              <table:table-cell office:value-type="float" office:value="0.873442312248282">
                <text:p>0.8734423122482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">
                <text:p>215</text:p>
              </table:table-cell>
              <table:table-cell office:value-type="float" office:value="0.887794047847866">
                <text:p>0.887794047847866</text:p>
              </table:table-cell>
              <table:table-cell office:value-type="float" office:value="0.877053341341962">
                <text:p>0.8770533413419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">
                <text:p>220</text:p>
              </table:table-cell>
              <table:table-cell office:value-type="float" office:value="0.895630739225831">
                <text:p>0.895630739225831</text:p>
              </table:table-cell>
              <table:table-cell office:value-type="float" office:value="0.887481211080094">
                <text:p>0.887481211080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">
                <text:p>225</text:p>
              </table:table-cell>
              <table:table-cell office:value-type="float" office:value="0.890924223536988">
                <text:p>0.890924223536988</text:p>
              </table:table-cell>
              <table:table-cell office:value-type="float" office:value="0.880066367319303">
                <text:p>0.8800663673193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0.890464154919718">
                <text:p>0.890464154919718</text:p>
              </table:table-cell>
              <table:table-cell office:value-type="float" office:value="0.892397444891629">
                <text:p>0.892397444891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0.893155832875401">
                <text:p>0.893155832875401</text:p>
              </table:table-cell>
              <table:table-cell office:value-type="float" office:value="0.878633682910922">
                <text:p>0.8786336829109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0.899891189806853">
                <text:p>0.899891189806853</text:p>
              </table:table-cell>
              <table:table-cell office:value-type="float" office:value="0.898962398074299">
                <text:p>0.898962398074299</text:p>
              </table:table-cell>
              <table:table-cell office:value-type="float" office:value="0.907325244163269">
                <text:p>0.907325244163269</text:p>
              </table:table-cell>
              <table:table-cell office:value-type="float" office:value="0.872816859206978">
                <text:p>0.872816859206978</text:p>
              </table:table-cell>
              <table:table-cell office:value-type="float" office:value="0.904629632824604">
                <text:p>0.904629632824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.914860260823108">
                <text:p>0.914860260823108</text:p>
              </table:table-cell>
              <table:table-cell office:value-type="float" office:value="0.907460819404385">
                <text:p>0.907460819404385</text:p>
              </table:table-cell>
              <table:table-cell office:value-type="float" office:value="0.918068519397423">
                <text:p>0.918068519397423</text:p>
              </table:table-cell>
              <table:table-cell office:value-type="float" office:value="0.873448522873922">
                <text:p>0.873448522873922</text:p>
              </table:table-cell>
              <table:table-cell office:value-type="float" office:value="0.918954267532734">
                <text:p>0.918954267532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0.935449468791202">
                <text:p>0.935449468791202</text:p>
              </table:table-cell>
              <table:table-cell office:value-type="float" office:value="0.93368485822977">
                <text:p>0.93368485822977</text:p>
              </table:table-cell>
              <table:table-cell office:value-type="float" office:value="0.939563220884405">
                <text:p>0.939563220884405</text:p>
              </table:table-cell>
              <table:table-cell office:value-type="float" office:value="0.874079181943557">
                <text:p>0.874079181943557</text:p>
              </table:table-cell>
              <table:table-cell office:value-type="float" office:value="0.939058159232072">
                <text:p>0.939058159232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0.943389493538603">
                <text:p>0.943389493538603</text:p>
              </table:table-cell>
              <table:table-cell office:value-type="float" office:value="0.942332662881585">
                <text:p>0.942332662881585</text:p>
              </table:table-cell>
              <table:table-cell office:value-type="float" office:value="0.948758042603368">
                <text:p>0.948758042603368</text:p>
              </table:table-cell>
              <table:table-cell office:value-type="float" office:value="0.872759856630824">
                <text:p>0.872759856630824</text:p>
              </table:table-cell>
              <table:table-cell office:value-type="float" office:value="0.947592104252541">
                <text:p>0.947592104252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0.955019729268878">
                <text:p>0.955019729268878</text:p>
              </table:table-cell>
              <table:table-cell office:value-type="float" office:value="0.954999153598744">
                <text:p>0.954999153598744</text:p>
              </table:table-cell>
              <table:table-cell office:value-type="float" office:value="0.95683386681962">
                <text:p>0.95683386681962</text:p>
              </table:table-cell>
              <table:table-cell office:value-type="float" office:value="0.87332109926483">
                <text:p>0.87332109926483</text:p>
              </table:table-cell>
              <table:table-cell office:value-type="float" office:value="0.955843483725486">
                <text:p>0.955843483725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